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2.54cm"/>
        </style:tab-stops>
      </style:paragraph-properties>
      <style:text-properties officeooo:paragraph-rsid="000cc12d"/>
    </style:style>
    <style:style style:name="P2" style:family="paragraph" style:parent-style-name="Text_20_body">
      <style:paragraph-properties fo:line-height="115%"/>
      <style:text-properties officeooo:paragraph-rsid="000cc12d"/>
    </style:style>
    <style:style style:name="P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cc12d"/>
    </style:style>
    <style:style style:name="gr1" style:family="graphic">
      <style:graphic-properties fo:background-color="#b4c7dc" fo:border="none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>
        <form:form form:name="prename_label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field_pre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eld_sur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eld_telephon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<text:tab/><draw:control text:anchor-type="as-char" svg:y="-0.413cm" draw:z-index="0" draw:name="Control 1" draw:style-name="gr1" draw:text-style-name="P3" svg:width="6.072cm" svg:height="0.5cm" draw:control="control1"/></text:p>
      <text:p text:style-name="P1">Surname:<text:tab/><draw:control text:anchor-type="as-char" svg:y="-0.397cm" draw:z-index="1" draw:name="Control 2" draw:style-name="gr1" draw:text-style-name="P3" svg:width="6.072cm" svg:height="0.5cm" draw:control="control2"/></text:p>
      <text:p text:style-name="P1"><text:span text:style-name="T1">Telephone</text:span>:<text:tab/><draw:control text:anchor-type="as-char" svg:y="-0.397cm" draw:z-index="2" draw:name="Control 3" draw:style-name="gr1" draw:text-style-name="P3" svg:width="6.072cm" svg:height="0.5cm" draw:control="control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>
        <style:tab-stops>
          <style:tab-stop style:position="2.54cm"/>
          <style:tab-stop style:position="7.6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1T20:35:41.183000000</meta:creation-date>
    <dc:date>2022-06-06T15:17:05.531000000</dc:date>
    <meta:editing-duration>PT1H38M45S</meta:editing-duration>
    <meta:editing-cycles>5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3" meta:word-count="3" meta:character-count="26" meta:non-whitespace-character-count="23"/>
  </office:meta>
</office:document-meta>
</file>